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2" svg:font-family="'Lucida Sans'" style:font-family-generic="swiss"/>
    <style:font-face style:name="Lucida Sans Typewriter" svg:font-family="'Lucida Sans Typewriter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Lucida Sans Typewriter" fo:font-size="14pt" fo:text-shadow="1pt 1pt" style:text-underline-style="solid" style:text-underline-width="auto" style:text-underline-color="font-color" fo:font-weight="bold" officeooo:rsid="0012c9e4" officeooo:paragraph-rsid="001ce9b8" style:font-size-asian="14pt" style:font-weight-asian="bold" style:font-size-complex="14pt" style:font-weight-complex="bold"/>
    </style:style>
    <style:style style:name="P2" style:family="paragraph" style:parent-style-name="Standard">
      <style:text-properties style:font-name="Lucida Sans Typewriter" fo:font-size="14pt" fo:text-shadow="1pt 1pt" style:text-underline-style="solid" style:text-underline-width="auto" style:text-underline-color="font-color" fo:font-weight="bold" officeooo:rsid="00278d23" officeooo:paragraph-rsid="00278d23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justify" style:justify-single-word="false"/>
      <style:text-properties style:font-name="Lucida Sans Typewriter" fo:font-size="14pt" fo:text-shadow="1pt 1pt" style:text-underline-style="solid" style:text-underline-width="auto" style:text-underline-color="font-color" fo:font-weight="bold" officeooo:rsid="00278d23" officeooo:paragraph-rsid="00278d23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justify" style:justify-single-word="false"/>
      <style:text-properties style:font-name="Lucida Sans Typewriter" fo:font-size="14pt" fo:text-shadow="1pt 1pt" style:text-underline-style="solid" style:text-underline-width="auto" style:text-underline-color="font-color" fo:font-weight="bold" officeooo:rsid="002c8995" officeooo:paragraph-rsid="002c8995" style:font-size-asian="14pt" style:font-weight-asian="bold" style:font-size-complex="14pt" style:font-weight-complex="bold"/>
    </style:style>
    <style:style style:name="P5" style:family="paragraph">
      <style:paragraph-properties fo:margin-left="0.101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6" style:family="paragraph">
      <style:paragraph-properties fo:margin-left="0.101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font-name="Lucida Sans" fo:text-shadow="1pt 1pt" fo:font-weight="bold" style:font-weight-asian="bold" style:font-weight-complex="bold" fo:hyphenate="false"/>
    </style:style>
    <style:style style:name="P7" style:family="paragraph">
      <loext:graphic-properties draw:fill="none" draw:fill-color="#ffffff"/>
      <style:paragraph-properties fo:margin-left="0.101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size="9pt" fo:text-shadow="none" fo:font-weight="normal" style:font-size-asian="9pt" style:font-weight-asian="normal" style:font-size-complex="9pt" style:font-weight-complex="normal" fo:hyphenate="false"/>
    </style:style>
    <style:style style:name="P8" style:family="paragraph">
      <loext:graphic-properties draw:fill-color="#00864b"/>
      <style:paragraph-properties fo:margin-left="0.101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font-name="Lucida Sans" fo:text-shadow="1pt 1pt" fo:font-weight="bold" style:font-weight-asian="bold" style:font-weight-complex="bold" fo:hyphenate="false"/>
    </style:style>
    <style:style style:name="P9" style:family="paragraph">
      <loext:graphic-properties draw:fill="none" draw:fill-color="#ffffff"/>
      <style:text-properties style:font-name="Lucida Sans" fo:font-size="9pt" style:font-size-asian="9pt" style:font-size-complex="9pt"/>
    </style:style>
    <style:style style:name="P10" style:family="paragraph">
      <loext:graphic-properties draw:fill="none" draw:fill-color="#ffffff"/>
    </style:style>
    <style:style style:name="P11" style:family="paragraph">
      <loext:graphic-properties draw:fill-color="#00864b"/>
      <style:paragraph-properties fo:text-align="center"/>
    </style:style>
    <style:style style:name="P12" style:family="paragraph">
      <style:paragraph-properties fo:text-align="center"/>
    </style:style>
    <style:style style:name="P13" style:family="paragraph">
      <loext:graphic-properties draw:fill-color="#fdb94d"/>
    </style:style>
    <style:style style:name="P14" style:family="paragraph">
      <loext:graphic-properties draw:fill-color="#c38312"/>
      <style:paragraph-properties fo:margin-left="0.101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font-name="Lucida Sans" fo:text-shadow="1pt 1pt" fo:font-weight="bold" style:font-weight-asian="bold" style:font-weight-complex="bold" fo:hyphenate="false"/>
    </style:style>
    <style:style style:name="P15" style:family="paragraph">
      <loext:graphic-properties draw:fill-color="#c38312"/>
      <style:paragraph-properties fo:text-align="center"/>
    </style:style>
    <style:style style:name="P16" style:family="paragraph">
      <style:paragraph-properties fo:margin-left="0.101cm" fo:margin-right="0.101cm" fo:text-align="start" fo:text-indent="0cm"/>
    </style:style>
    <style:style style:name="P17" style:family="paragraph">
      <loext:graphic-properties draw:fill="solid" draw:fill-color="#7da7d8" draw:opacity="20%"/>
      <style:paragraph-properties fo:margin-left="0.101cm" fo:margin-right="0.101cm" fo:text-align="start" fo:text-indent="0cm"/>
      <style:text-properties fo:font-size="10pt" style:font-size-asian="10pt" style:font-size-complex="10pt"/>
    </style:style>
    <style:style style:name="P18" style:family="paragraph">
      <style:paragraph-properties fo:margin-left="0.101cm" fo:margin-right="0.101cm" fo:text-indent="0cm"/>
    </style:style>
    <style:style style:name="P19" style:family="paragraph">
      <loext:graphic-properties draw:fill="solid" draw:fill-color="#009353" draw:opacity="11%"/>
      <style:paragraph-properties fo:margin-left="0.101cm" fo:margin-right="0.101cm" fo:text-indent="0cm"/>
      <style:text-properties fo:font-size="10pt" style:font-size-asian="10pt" style:font-size-complex="10pt"/>
    </style:style>
    <style:style style:name="P20" style:family="paragraph">
      <loext:graphic-properties draw:fill="none"/>
      <style:paragraph-properties fo:text-align="center"/>
    </style:style>
    <style:style style:name="P21" style:family="paragraph">
      <loext:graphic-properties draw:fill="none" draw:fill-color="#ffffff"/>
      <style:text-properties fo:font-size="9pt" style:font-size-asian="9pt" style:font-size-complex="9pt"/>
    </style:style>
    <style:style style:name="P22" style:family="paragraph">
      <loext:graphic-properties draw:fill="solid" draw:fill-color="#009353" draw:opacity="11%"/>
      <style:paragraph-properties fo:margin-left="0.101cm" fo:margin-right="0.101cm" fo:text-align="start" fo:text-indent="0cm"/>
      <style:text-properties fo:font-size="10pt" style:font-size-asian="10pt" style:font-size-complex="10pt"/>
    </style:style>
    <style:style style:name="T1" style:family="text">
      <style:text-properties officeooo:rsid="001ce9b8"/>
    </style:style>
    <style:style style:name="T2" style:family="text">
      <style:text-properties fo:text-shadow="none" style:text-underline-style="none" fo:font-weight="normal" style:font-weight-asian="normal" style:font-weight-complex="normal"/>
    </style:style>
    <style:style style:name="T3" style:family="text">
      <style:text-properties fo:font-size="9pt" fo:text-shadow="none" style:text-underline-style="none" fo:font-weight="normal" style:font-size-asian="9pt" style:font-weight-asian="normal" style:font-size-complex="9pt" style:font-weight-complex="normal"/>
    </style:style>
    <style:style style:name="T4" style:family="text">
      <style:text-properties fo:font-size="9pt" fo:text-shadow="none" style:text-underline-style="none" fo:font-weight="normal" officeooo:rsid="0024d1fc" style:font-size-asian="9pt" style:font-weight-asian="normal" style:font-size-complex="9pt" style:font-weight-complex="normal"/>
    </style:style>
    <style:style style:name="T5" style:family="text">
      <style:text-properties fo:font-size="9pt" fo:text-shadow="none" style:text-underline-style="none" fo:font-weight="normal" officeooo:rsid="0027b11c" style:font-size-asian="9pt" style:font-weight-asian="normal" style:font-size-complex="9pt" style:font-weight-complex="normal"/>
    </style:style>
    <style:style style:name="T6" style:family="text">
      <style:text-properties fo:font-size="9pt" fo:text-shadow="none" style:text-underline-style="none" fo:font-weight="normal" officeooo:rsid="0027b7be" style:font-size-asian="9pt" style:font-weight-asian="normal" style:font-size-complex="9pt" style:font-weight-complex="normal"/>
    </style:style>
    <style:style style:name="T7" style:family="text">
      <style:text-properties fo:font-size="9pt" fo:text-shadow="none" style:text-underline-style="none" fo:font-weight="normal" officeooo:rsid="00299259" style:font-size-asian="9pt" style:font-weight-asian="normal" style:font-size-complex="9pt" style:font-weight-complex="normal"/>
    </style:style>
    <style:style style:name="T8" style:family="text">
      <style:text-properties fo:font-size="9pt" fo:text-shadow="none" style:text-underline-style="none" fo:font-weight="normal" officeooo:rsid="002adf49" style:font-size-asian="9pt" style:font-weight-asian="normal" style:font-size-complex="9pt" style:font-weight-complex="normal"/>
    </style:style>
    <style:style style:name="T9" style:family="text">
      <style:text-properties style:font-name="Lucida Sans" fo:text-shadow="1pt 1pt" fo:font-weight="bold" style:font-weight-asian="bold" style:font-weight-complex="bold"/>
    </style:style>
    <style:style style:name="T10" style:family="text">
      <style:text-properties style:font-name="Lucida Sans" fo:font-size="9pt" fo:text-shadow="none" fo:font-weight="normal" style:font-size-asian="9pt" style:font-weight-asian="normal" style:font-size-complex="9pt" style:font-weight-complex="normal"/>
    </style:style>
    <style:style style:name="T11" style:family="text">
      <style:text-properties fo:color="#fff200" style:font-name="Lucida Sans" fo:font-size="9pt" fo:text-shadow="1pt 1pt" fo:font-weight="normal" style:font-size-asian="9pt" style:font-weight-asian="normal" style:font-size-complex="9pt" style:font-weight-complex="normal"/>
    </style:style>
    <style:style style:name="T12" style:family="text">
      <style:text-properties style:font-name="Lucida Sans" fo:font-size="9pt" style:font-size-asian="9pt" style:font-size-complex="9pt"/>
    </style:style>
    <style:style style:name="T13" style:family="text">
      <style:text-properties fo:color="#fdb94d" style:font-name="Lucida Sans" fo:font-size="9pt" fo:text-shadow="1pt 1pt" style:font-size-asian="9pt" style:font-size-complex="9pt"/>
    </style:style>
    <style:style style:name="T14" style:family="text">
      <style:text-properties fo:color="#faa61a" style:font-name="Lucida Sans" fo:font-size="9pt" fo:text-shadow="1pt 1pt" style:font-size-asian="9pt" style:font-size-complex="9pt"/>
    </style:style>
    <style:style style:name="T15" style:family="text">
      <style:text-properties fo:color="#bce4e5" style:font-name="Lucida Sans" fo:font-size="9pt" fo:text-shadow="1pt 1pt" style:font-size-asian="9pt" style:font-size-complex="9pt"/>
    </style:style>
    <style:style style:name="T16" style:family="text">
      <style:text-properties style:font-name="Lucida Sans"/>
    </style:style>
    <style:style style:name="T17" style:family="text">
      <style:text-properties fo:color="#000000" style:font-name="Lucida Sans" fo:font-size="9pt" fo:text-shadow="none" style:font-size-asian="9pt" style:font-size-complex="9pt"/>
    </style:style>
    <style:style style:name="T18" style:family="text">
      <style:text-properties fo:font-size="10pt" style:font-size-asian="10pt" style:font-size-complex="10pt"/>
    </style:style>
    <style:style style:name="T19" style:family="text">
      <style:text-properties fo:font-size="10pt" fo:font-style="italic" fo:text-shadow="1pt 1pt" style:font-size-asian="10pt" style:font-style-asian="italic" style:font-size-complex="10pt" style:font-style-complex="italic"/>
    </style:style>
    <style:style style:name="T20" style:family="text">
      <style:text-properties fo:font-size="10pt" fo:font-style="italic" style:font-size-asian="10pt" style:font-style-asian="italic" style:font-size-complex="10pt" style:font-style-complex="italic"/>
    </style:style>
    <style:style style:name="T21" style:family="text">
      <style:text-properties fo:font-size="10pt" fo:text-shadow="1pt 1pt" style:font-size-asian="10pt" style:font-size-complex="10pt"/>
    </style:style>
    <style:style style:name="T22" style:family="text">
      <style:text-properties fo:font-size="10pt" fo:font-style="normal" style:font-size-asian="10pt" style:font-style-asian="normal" style:font-size-complex="10pt" style:font-style-complex="normal"/>
    </style:style>
    <style:style style:name="T23" style:family="text">
      <style:text-properties fo:font-size="9pt" style:font-size-asian="9pt" style:font-size-complex="9pt"/>
    </style:style>
    <style:style style:name="T24" style:family="text">
      <style:text-properties fo:font-size="9pt" fo:font-style="italic" fo:text-shadow="1pt 1pt" style:font-size-asian="9pt" style:font-style-asian="italic" style:font-size-complex="9pt" style:font-style-complex="italic"/>
    </style:style>
    <style:style style:name="gr1" style:family="graphic">
      <style:graphic-properties draw:textarea-horizontal-align="justify" draw:textarea-vertical-align="top" draw:auto-grow-height="false" fo:min-height="4.018cm" fo:min-width="8.51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2.85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color="#2b511a" draw:fill-color="#00864b" draw:textarea-horizontal-align="justify" draw:textarea-vertical-align="top" draw:auto-grow-height="false" fo:min-height="6.394cm" fo:min-width="9.07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2.79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fo:min-height="3.49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svg:stroke-color="#00a65d" draw:fill-color="#00864b" draw:textarea-vertical-align="middle" draw:auto-grow-height="false" fo:min-height="6.204cm" fo:min-width="3.52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textarea-vertical-align="middle" draw:auto-grow-height="false" fo:min-height="0.004cm" fo:min-width="0.03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svg:stroke-width="0.028cm" svg:stroke-color="#fff200" draw:marker-start-width="0.395cm" draw:marker-end-width="0.395cm" draw:textarea-vertical-align="middle" draw:auto-grow-height="false" fo:min-height="5.992cm" fo:min-width="4.094cm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svg:stroke-color="#000000" draw:fill-color="#fdb94d" draw:textarea-horizontal-align="justify" draw:textarea-vertical-align="middle" draw:auto-grow-height="false" fo:min-height="0.085cm" fo:min-width="0.71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svg:stroke-color="#faa61a" draw:fill-color="#c38312" draw:textarea-horizontal-align="justify" draw:textarea-vertical-align="top" draw:auto-grow-height="false" fo:min-height="4.39cm" fo:min-width="5.0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svg:stroke-color="#c38312" draw:marker-start="Circle" draw:marker-end="Arrow" draw:fill-color="#c38312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svg:stroke-width="0.028cm" svg:stroke-color="#c38312" draw:marker-start="" draw:marker-start-width="0.395cm" draw:marker-end="Arrow" draw:marker-end-width="0.395cm" draw:fill-color="#c38312" draw:textarea-horizontal-align="center" draw:textarea-vertical-align="middle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svg:stroke-color="#c38312" draw:marker-start="" draw:marker-end="Arrow" draw:fill-color="#c38312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stroke="solid" svg:stroke-color="#1b75bc" draw:fill="solid" draw:fill-color="#7da7d8" draw:opacity="20%" fo:min-height="4.36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draw:stroke="solid" svg:stroke-color="#009353" draw:fill="solid" draw:fill-color="#009353" draw:opacity="11%" fo:min-height="7.48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svg:stroke-width="0.035cm" svg:stroke-color="#faa61a" draw:marker-start-width="0.406cm" draw:marker-end-width="0.406cm" draw:fill="none" draw:textarea-vertical-align="middle" draw:auto-grow-height="false" fo:min-height="2.023cm" fo:min-width="0.175cm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7" style:family="graphic">
      <style:graphic-properties draw:stroke="none" svg:stroke-color="#000000" draw:fill="none" draw:fill-color="#ffffff" fo:min-height="3.68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8" style:family="graphic">
      <style:graphic-properties draw:stroke="solid" svg:stroke-color="#009353" draw:fill="solid" draw:fill-color="#009353" draw:opacity="11%" fo:min-height="3.06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custom-shape text:anchor-type="paragraph" draw:z-index="0" draw:name="Forme1" draw:style-name="gr1" draw:text-style-name="P6" svg:width="8.512cm" svg:height="4.552cm" svg:x="0.519cm" svg:y="1.293cm"><text:p text:style-name="P5"><text:span text:style-name="T9">index.php</text:span></text:p><text:p text:style-name="P5"><text:span text:style-name="T9"/></text:p><text:p text:style-name="P5"><text:span text:style-name="T9"/></text:p><text:p text:style-name="P5"><text:span text:style-name="T9"/></text:p><text:p text:style-name="P5"><text:span text:style-name="T9"/></text:p>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position="$0 bottom" draw:handle-range-x-minimum="10800" draw:handle-range-x-maximum="21600"/></draw:enhanced-geometry></draw:custom-shape><draw:frame text:anchor-type="paragraph" draw:z-index="1" draw:name="Forme2" draw:style-name="gr2" draw:text-style-name="P7" svg:width="8.332cm" svg:height="2.858cm" svg:x="0.699cm" svg:y="2.369cm"><draw:text-box><text:p text:style-name="P5"><text:span text:style-name="T10">include __DIR__ . '/controllers/MainController.php';</text:span></text:p><text:p text:style-name="P5"><text:span text:style-name="T10"/></text:p><text:p text:style-name="P5"><text:span text:style-name="T10">$controller = new MainController();</text:span></text:p><text:p text:style-name="P5"><text:span text:style-name="T10"/></text:p><text:p><text:span text:style-name="T10"><text:s/></text:span><text:span text:style-name="T10">$controller-&gt;</text:span><text:span text:style-name="T11">home()</text:span><text:span text:style-name="T10">;</text:span></text:p></draw:text-box></draw:frame><draw:custom-shape text:anchor-type="paragraph" draw:z-index="2" draw:name="Forme1" draw:style-name="gr3" draw:text-style-name="P8" svg:width="9.071cm" svg:height="7.243cm" svg:x="4.57cm" svg:y="7.251cm"><text:p text:style-name="P5"><text:span text:style-name="T9">controllers/MainController.php</text:span></text:p><text:p text:style-name="P5"><text:span text:style-name="T9"/></text:p><text:p text:style-name="P5"><text:span text:style-name="T9"/></text:p><text:p text:style-name="P5"><text:span text:style-name="T9"/></text:p><text:p text:style-name="P5"><text:span text:style-name="T9"/></text:p>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position="$0 bottom" draw:handle-range-x-minimum="10800" draw:handle-range-x-maximum="21600"/></draw:enhanced-geometry></draw:custom-shape><draw:frame text:anchor-type="paragraph" draw:z-index="3" draw:name="Forme3" draw:style-name="gr4" draw:text-style-name="P9" svg:width="7.683cm" svg:height="2.798cm" svg:x="4.75cm" svg:y="7.99cm"><draw:text-box><text:p><text:span text:style-name="T12">class MainController</text:span></text:p><text:p><text:span text:style-name="T12">{</text:span></text:p><text:p><text:span text:style-name="T12"><text:s text:c="4"/></text:span><text:span text:style-name="T12">public function </text:span><text:span text:style-name="T11">home ()</text:span></text:p><text:p><text:span text:style-name="T12"><text:s text:c="4"/></text:span><text:span text:style-name="T12">{</text:span></text:p><text:p><text:span text:style-name="T12"><text:s text:c="8"/></text:span><text:span text:style-name="T12">$toto = 'taratata'; <text:s text:c="7"/></text:span></text:p><text:p><text:span text:style-name="T12"><text:s text:c="8"/></text:span><text:span text:style-name="T12">$this-&gt;</text:span><text:span text:style-name="T13">show</text:span><text:span text:style-name="T14">(</text:span><text:span text:style-name="T15">'index'</text:span><text:span text:style-name="T12">, ['toto' =&gt; $toto]</text:span><text:span text:style-name="T13">)</text:span><text:span text:style-name="T12">;</text:span></text:p><text:p><text:span text:style-name="T12"><text:s text:c="4"/></text:span><text:span text:style-name="T12">}</text:span></text:p></draw:text-box></draw:frame><draw:frame text:anchor-type="paragraph" draw:z-index="4" draw:name="Forme4" draw:style-name="gr5" draw:text-style-name="P10" svg:width="8.619cm" svg:height="3.495cm" svg:x="4.736cm" svg:y="10.728cm"><draw:text-box><text:p><text:s text:c="3"/><text:span text:style-name="T16"><text:s/></text:span><text:span text:style-name="T12">public function </text:span><text:span text:style-name="T13">show(</text:span><text:span text:style-name="T15">$viewName</text:span><text:span text:style-name="T12">, $viewVars=array()</text:span><text:span text:style-name="T13">)</text:span><text:span text:style-name="T12"> </text:span></text:p><text:p><text:span text:style-name="T12"><text:s text:c="4"/></text:span><text:span text:style-name="T12">{</text:span></text:p><text:p><text:span text:style-name="T12"><text:s text:c="8"/></text:span><text:span text:style-name="T12">include __DIR__.'/../views/header.tpl.php';</text:span></text:p><text:p><text:span text:style-name="T12"><text:s text:c="8"/></text:span><text:span text:style-name="T12">include __DIR__.'/../views/'.</text:span><text:span text:style-name="T15">$viewName</text:span><text:span text:style-name="T17">.</text:span><text:span text:style-name="T12">'.tpl.php';</text:span></text:p><text:p><text:span text:style-name="T12"><text:s text:c="8"/></text:span><text:span text:style-name="T12">include __DIR__.'/../views/footer.tpl.php';</text:span></text:p><text:p><text:span text:style-name="T12"><text:s text:c="5"/></text:span><text:span text:style-name="T12">}</text:span></text:p><text:p><text:span text:style-name="T12">}</text:span></text:p></draw:text-box></draw:frame><draw:custom-shape text:anchor-type="paragraph" draw:z-index="5" draw:name="Forme6" draw:style-name="gr6" draw:text-style-name="P11" svg:width="3.521cm" svg:height="6.203cm" draw:transform="skewX (8.52387836039704E-017) rotate (2.54660991158493) translate (9.76665277777778cm 8.763cm)"><text:p/><draw:enhanced-geometry svg:viewBox="0 0 21600 21600" draw:mirror-horizontal="true" draw:text-areas="0 0 21600 21600" draw:type="circular-arrow" draw:modifiers="-90.2062275425933 50.3788576802917 9168.41687124273" draw:enhanced-path="B ?f3 ?f3 ?f20 ?f20 ?f19 ?f18 ?f17 ?f16 W 0 0 21600 21600 ?f9 ?f8 ?f11 ?f10 L ?f24 ?f23 ?f36 ?f35 ?f29 ?f28 Z N"><draw:equation draw:name="f0" draw:formula="$0 "/><draw:equation draw:name="f1" draw:formula="$1 "/><draw:equation draw:name="f2" draw:formula="$2 "/><draw:equation draw:name="f3" draw:formula="10800+$2 "/><draw:equation draw:name="f4" draw:formula="10800*sin($0 *(pi/180))"/><draw:equation draw:name="f5" draw:formula="10800*cos($0 *(pi/180))"/><draw:equation draw:name="f6" draw:formula="10800*sin($1 *(pi/180))"/><draw:equation draw:name="f7" draw:formula="10800*cos($1 *(pi/180))"/><draw:equation draw:name="f8" draw:formula="?f4 +10800"/><draw:equation draw:name="f9" draw:formula="?f5 +10800"/><draw:equation draw:name="f10" draw:formula="?f6 +10800"/><draw:equation draw:name="f11" draw:formula="?f7 +10800"/><draw:equation draw:name="f12" draw:formula="?f3 *sin($0 *(pi/180))"/><draw:equation draw:name="f13" draw:formula="?f3 *cos($0 *(pi/180))"/><draw:equation draw:name="f14" draw:formula="?f3 *sin($1 *(pi/180))"/><draw:equation draw:name="f15" draw:formula="?f3 *cos($1 *(pi/180))"/><draw:equation draw:name="f16" draw:formula="?f12 +10800"/><draw:equation draw:name="f17" draw:formula="?f13 +10800"/><draw:equation draw:name="f18" draw:formula="?f14 +10800"/><draw:equation draw:name="f19" draw:formula="?f15 +10800"/><draw:equation draw:name="f20" draw:formula="21600-?f3 "/><draw:equation draw:name="f21" draw:formula="13500*sin($1 *(pi/180))"/><draw:equation draw:name="f22" draw:formula="13500*cos($1 *(pi/180))"/><draw:equation draw:name="f23" draw:formula="?f21 +10800"/><draw:equation draw:name="f24" draw:formula="?f22 +10800"/><draw:equation draw:name="f25" draw:formula="$2 -2700"/><draw:equation draw:name="f26" draw:formula="?f25 *sin($1 *(pi/180))"/><draw:equation draw:name="f27" draw:formula="?f25 *cos($1 *(pi/180))"/><draw:equation draw:name="f28" draw:formula="?f26 +10800"/><draw:equation draw:name="f29" draw:formula="?f27 +10800"/><draw:equation draw:name="f30" draw:formula="($1+45)*pi/180"/><draw:equation draw:name="f31" draw:formula="sqrt(((?f29-?f24)*(?f29-?f24))+((?f28-?f23)*(?f28-?f23)))"/><draw:equation draw:name="f32" draw:formula="sqrt(2)/2*?f31"/><draw:equation draw:name="f33" draw:formula="?f32*sin(?f30)"/><draw:equation draw:name="f34" draw:formula="?f32*cos(?f30)"/><draw:equation draw:name="f35" draw:formula="?f28+?f33"/><draw:equation draw:name="f36" draw:formula="?f29+?f34"/><draw:handle draw:handle-position="10800 $0" draw:handle-polar="10800 10800" draw:handle-radius-range-minimum="10800" draw:handle-radius-range-maximum="10800"/><draw:handle draw:handle-position="$2 $1" draw:handle-polar="10800 10800" draw:handle-radius-range-minimum="0" draw:handle-radius-range-maximum="10800"/></draw:enhanced-geometry></draw:custom-shape><draw:custom-shape text:anchor-type="paragraph" draw:z-index="6" draw:name="Forme7" draw:style-name="gr7" draw:text-style-name="P12" svg:width="0.031cm" svg:height="0.003cm" svg:x="6.671cm" svg:y="3.32cm"><text:p/><draw:enhanced-geometry svg:viewBox="0 0 21600 21600" draw:text-areas="0 0 21600 21600" draw:type="circular-arrow" draw:modifiers="180 0 5500" draw:enhanced-path="B ?f3 ?f3 ?f20 ?f20 ?f19 ?f18 ?f17 ?f16 W 0 0 21600 21600 ?f9 ?f8 ?f11 ?f10 L ?f24 ?f23 ?f36 ?f35 ?f29 ?f28 Z N"><draw:equation draw:name="f0" draw:formula="$0 "/><draw:equation draw:name="f1" draw:formula="$1 "/><draw:equation draw:name="f2" draw:formula="$2 "/><draw:equation draw:name="f3" draw:formula="10800+$2 "/><draw:equation draw:name="f4" draw:formula="10800*sin($0 *(pi/180))"/><draw:equation draw:name="f5" draw:formula="10800*cos($0 *(pi/180))"/><draw:equation draw:name="f6" draw:formula="10800*sin($1 *(pi/180))"/><draw:equation draw:name="f7" draw:formula="10800*cos($1 *(pi/180))"/><draw:equation draw:name="f8" draw:formula="?f4 +10800"/><draw:equation draw:name="f9" draw:formula="?f5 +10800"/><draw:equation draw:name="f10" draw:formula="?f6 +10800"/><draw:equation draw:name="f11" draw:formula="?f7 +10800"/><draw:equation draw:name="f12" draw:formula="?f3 *sin($0 *(pi/180))"/><draw:equation draw:name="f13" draw:formula="?f3 *cos($0 *(pi/180))"/><draw:equation draw:name="f14" draw:formula="?f3 *sin($1 *(pi/180))"/><draw:equation draw:name="f15" draw:formula="?f3 *cos($1 *(pi/180))"/><draw:equation draw:name="f16" draw:formula="?f12 +10800"/><draw:equation draw:name="f17" draw:formula="?f13 +10800"/><draw:equation draw:name="f18" draw:formula="?f14 +10800"/><draw:equation draw:name="f19" draw:formula="?f15 +10800"/><draw:equation draw:name="f20" draw:formula="21600-?f3 "/><draw:equation draw:name="f21" draw:formula="13500*sin($1 *(pi/180))"/><draw:equation draw:name="f22" draw:formula="13500*cos($1 *(pi/180))"/><draw:equation draw:name="f23" draw:formula="?f21 +10800"/><draw:equation draw:name="f24" draw:formula="?f22 +10800"/><draw:equation draw:name="f25" draw:formula="$2 -2700"/><draw:equation draw:name="f26" draw:formula="?f25 *sin($1 *(pi/180))"/><draw:equation draw:name="f27" draw:formula="?f25 *cos($1 *(pi/180))"/><draw:equation draw:name="f28" draw:formula="?f26 +10800"/><draw:equation draw:name="f29" draw:formula="?f27 +10800"/><draw:equation draw:name="f30" draw:formula="($1+45)*pi/180"/><draw:equation draw:name="f31" draw:formula="sqrt(((?f29-?f24)*(?f29-?f24))+((?f28-?f23)*(?f28-?f23)))"/><draw:equation draw:name="f32" draw:formula="sqrt(2)/2*?f31"/><draw:equation draw:name="f33" draw:formula="?f32*sin(?f30)"/><draw:equation draw:name="f34" draw:formula="?f32*cos(?f30)"/><draw:equation draw:name="f35" draw:formula="?f28+?f33"/><draw:equation draw:name="f36" draw:formula="?f29+?f34"/><draw:handle draw:handle-position="10800 $0" draw:handle-polar="10800 10800" draw:handle-radius-range-minimum="10800" draw:handle-radius-range-maximum="10800"/><draw:handle draw:handle-position="$2 $1" draw:handle-polar="10800 10800" draw:handle-radius-range-minimum="0" draw:handle-radius-range-maximum="10800"/></draw:enhanced-geometry></draw:custom-shape><draw:custom-shape text:anchor-type="paragraph" draw:z-index="7" draw:name="Forme6" draw:style-name="gr8" draw:text-style-name="P12" svg:width="4.123cm" svg:height="6.019cm" draw:transform="rotate (-0.523598775598299) translate (3.70593055555556cm 2.62466666666667cm)"><text:p/><draw:enhanced-geometry svg:viewBox="0 0 21600 21600" draw:mirror-horizontal="true" draw:text-areas="0 0 21600 21600" draw:type="circular-arrow" draw:modifiers="-67.5214089621904 50.3788576802917 9168.41687124273" draw:enhanced-path="B ?f3 ?f3 ?f20 ?f20 ?f19 ?f18 ?f17 ?f16 W 0 0 21600 21600 ?f9 ?f8 ?f11 ?f10 L ?f24 ?f23 ?f36 ?f35 ?f29 ?f28 Z N"><draw:equation draw:name="f0" draw:formula="$0 "/><draw:equation draw:name="f1" draw:formula="$1 "/><draw:equation draw:name="f2" draw:formula="$2 "/><draw:equation draw:name="f3" draw:formula="10800+$2 "/><draw:equation draw:name="f4" draw:formula="10800*sin($0 *(pi/180))"/><draw:equation draw:name="f5" draw:formula="10800*cos($0 *(pi/180))"/><draw:equation draw:name="f6" draw:formula="10800*sin($1 *(pi/180))"/><draw:equation draw:name="f7" draw:formula="10800*cos($1 *(pi/180))"/><draw:equation draw:name="f8" draw:formula="?f4 +10800"/><draw:equation draw:name="f9" draw:formula="?f5 +10800"/><draw:equation draw:name="f10" draw:formula="?f6 +10800"/><draw:equation draw:name="f11" draw:formula="?f7 +10800"/><draw:equation draw:name="f12" draw:formula="?f3 *sin($0 *(pi/180))"/><draw:equation draw:name="f13" draw:formula="?f3 *cos($0 *(pi/180))"/><draw:equation draw:name="f14" draw:formula="?f3 *sin($1 *(pi/180))"/><draw:equation draw:name="f15" draw:formula="?f3 *cos($1 *(pi/180))"/><draw:equation draw:name="f16" draw:formula="?f12 +10800"/><draw:equation draw:name="f17" draw:formula="?f13 +10800"/><draw:equation draw:name="f18" draw:formula="?f14 +10800"/><draw:equation draw:name="f19" draw:formula="?f15 +10800"/><draw:equation draw:name="f20" draw:formula="21600-?f3 "/><draw:equation draw:name="f21" draw:formula="13500*sin($1 *(pi/180))"/><draw:equation draw:name="f22" draw:formula="13500*cos($1 *(pi/180))"/><draw:equation draw:name="f23" draw:formula="?f21 +10800"/><draw:equation draw:name="f24" draw:formula="?f22 +10800"/><draw:equation draw:name="f25" draw:formula="$2 -2700"/><draw:equation draw:name="f26" draw:formula="?f25 *sin($1 *(pi/180))"/><draw:equation draw:name="f27" draw:formula="?f25 *cos($1 *(pi/180))"/><draw:equation draw:name="f28" draw:formula="?f26 +10800"/><draw:equation draw:name="f29" draw:formula="?f27 +10800"/><draw:equation draw:name="f30" draw:formula="($1+45)*pi/180"/><draw:equation draw:name="f31" draw:formula="sqrt(((?f29-?f24)*(?f29-?f24))+((?f28-?f23)*(?f28-?f23)))"/><draw:equation draw:name="f32" draw:formula="sqrt(2)/2*?f31"/><draw:equation draw:name="f33" draw:formula="?f32*sin(?f30)"/><draw:equation draw:name="f34" draw:formula="?f32*cos(?f30)"/><draw:equation draw:name="f35" draw:formula="?f28+?f33"/><draw:equation draw:name="f36" draw:formula="?f29+?f34"/><draw:handle draw:handle-position="10800 $0" draw:handle-polar="10800 10800" draw:handle-radius-range-minimum="10800" draw:handle-radius-range-maximum="10800"/><draw:handle draw:handle-position="$2 $1" draw:handle-polar="10800 10800" draw:handle-radius-range-minimum="0" draw:handle-radius-range-maximum="10800"/></draw:enhanced-geometry></draw:custom-shape><draw:custom-shape text:anchor-type="paragraph" draw:z-index="8" draw:name="Forme5" draw:style-name="gr9" draw:text-style-name="P13" svg:width="0.814cm" svg:height="0.167cm" draw:transform="rotate (-0.919613982875812) translate (7.33248611111111cm 10.1829305555556cm)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9" draw:name="Forme1" draw:style-name="gr10" draw:text-style-name="P14" svg:width="5.019cm" svg:height="4.973cm" svg:x="-0.282cm" svg:y="16.852cm"><text:p text:style-name="P5"><text:span text:style-name="T9">Views/header.tpl.php</text:span></text:p><text:p text:style-name="P5"><text:span text:style-name="T9"/></text:p><text:p text:style-name="P5"><text:span text:style-name="T9"/></text:p><text:p text:style-name="P5"><text:span text:style-name="T9"/></text:p><text:p text:style-name="P5"><text:span text:style-name="T9"/></text:p>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position="$0 bottom" draw:handle-range-x-minimum="10800" draw:handle-range-x-maximum="21600"/></draw:enhanced-geometry></draw:custom-shape><draw:custom-shape text:anchor-type="paragraph" draw:z-index="10" draw:name="Forme1" draw:style-name="gr10" draw:text-style-name="P14" svg:width="5.019cm" svg:height="4.973cm" svg:x="6.038cm" svg:y="16.91cm"><text:p text:style-name="P5"><text:span text:style-name="T9">Views/index.tpl.php</text:span></text:p><text:p text:style-name="P5"><text:span text:style-name="T9"/></text:p><text:p text:style-name="P5"><text:span text:style-name="T9"/></text:p><text:p text:style-name="P5"><text:span text:style-name="T9"/></text:p><text:p text:style-name="P5"><text:span text:style-name="T9"/></text:p>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position="$0 bottom" draw:handle-range-x-minimum="10800" draw:handle-range-x-maximum="21600"/></draw:enhanced-geometry></draw:custom-shape><draw:custom-shape text:anchor-type="paragraph" draw:z-index="11" draw:name="Forme1" draw:style-name="gr10" draw:text-style-name="P14" svg:width="5.019cm" svg:height="4.973cm" svg:x="12.266cm" svg:y="16.91cm"><text:p text:style-name="P5"><text:span text:style-name="T9">Views/footer.tpl.php</text:span></text:p><text:p text:style-name="P5"><text:span text:style-name="T9"/></text:p><text:p text:style-name="P5"><text:span text:style-name="T9"/></text:p><text:p text:style-name="P5"><text:span text:style-name="T9"/></text:p><text:p text:style-name="P5"><text:span text:style-name="T9"/></text:p>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position="$0 bottom" draw:handle-range-x-minimum="10800" draw:handle-range-x-maximum="21600"/></draw:enhanced-geometry></draw:custom-shape><draw:line text:anchor-type="paragraph" draw:z-index="12" draw:name="Forme8" draw:style-name="gr11" draw:text-style-name="P15" svg:x1="14.321cm" svg:y1="11.938cm" svg:x2="15.244cm" svg:y2="16.639cm"><text:p/></draw:line><draw:line text:anchor-type="paragraph" draw:z-index="13" draw:name="Forme8" draw:style-name="gr12" draw:text-style-name="P15" svg:x1="14.321cm" svg:y1="12.132cm" svg:x2="10.405cm" svg:y2="16.852cm"><text:p/></draw:line><draw:line text:anchor-type="paragraph" draw:z-index="14" draw:name="Forme8" draw:style-name="gr13" draw:text-style-name="P15" svg:x1="14.321cm" svg:y1="12.132cm" svg:x2="4.614cm" svg:y2="16.565cm"><text:p/></draw:line><draw:frame text:anchor-type="paragraph" draw:z-index="15" draw:name="Forme9" draw:style-name="gr14" draw:text-style-name="P17" svg:width="7.561cm" svg:height="4.37cm" svg:x="10.028cm" svg:y="1.309cm"><draw:text-box><text:p text:style-name="P16"><text:span text:style-name="T18">1° / index.php à besoin du fichier MainController.php pour utiliser la classe MainController ou l’instancier.</text:span></text:p><text:p text:style-name="P16"><text:span text:style-name="T18"/></text:p><text:p text:style-name="P16"><text:span text:style-name="T18">2° / on créer un nouvel objet <text:s/></text:span><text:span text:style-name="T19">$controller</text:span><text:span text:style-name="T20"> </text:span><text:span text:style-name="T18">de la classe MainController</text:span></text:p><text:p text:style-name="P16"><text:span text:style-name="T18"/></text:p><text:p text:style-name="P16"><text:span text:style-name="T18">3° / on appel la méthode </text:span><text:span text:style-name="T20">home</text:span><text:span text:style-name="T18"> de la classe instanciée sur l’objet </text:span><text:span text:style-name="T19">$controller</text:span><text:span text:style-name="T18">.</text:span></text:p></draw:text-box></draw:frame><draw:frame text:anchor-type="paragraph" draw:z-index="16" draw:name="Forme9" draw:style-name="gr15" draw:text-style-name="P19" svg:width="4.112cm" svg:height="7.483cm" svg:x="0.231cm" svg:y="7.251cm"><draw:text-box><text:p text:style-name="P18"><text:span text:style-name="T18">1°/ dans la méthode home, <text:s/>on appel la méthode</text:span><text:span text:style-name="T21"> </text:span><text:span text:style-name="T19">show()</text:span><text:span text:style-name="T20"> </text:span><text:span text:style-name="T22">sur l’objet courant avec</text:span><text:span text:style-name="T20"> </text:span><text:span text:style-name="T19">$this</text:span><text:span text:style-name="T18"> en lui passant en paramètre une string et un array.</text:span></text:p><text:p text:style-name="P18"><text:span text:style-name="T18"/></text:p><text:p text:style-name="P18"><text:span text:style-name="T18">2°/ dans la méthode </text:span><text:span text:style-name="T19">show()</text:span><text:span text:style-name="T18"> on reçoit en paramètre les valeurs passées en argument de l’appel de la méthode. La valeur stockée dans </text:span><text:span text:style-name="T19">$viewName</text:span><text:span text:style-name="T18"> est ‘</text:span><text:span text:style-name="T20">index</text:span><text:span text:style-name="T18">’. Elle complétera le chemin du fichier inclut. </text:span></text:p><text:p text:style-name="P18"><text:span text:style-name="T18"/></text:p><text:p text:style-name="P18"><text:span text:style-name="T18">La méthode </text:span><text:span text:style-name="T19">show()</text:span><text:span text:style-name="T18"> permet l’affichage des templates. </text:span></text:p></draw:text-box></draw:frame><draw:custom-shape text:anchor-type="paragraph" draw:z-index="17" draw:name="Forme10" draw:style-name="gr16" draw:text-style-name="P20" svg:width="0.562cm" svg:height="2.162cm" svg:x="13.323cm" svg:y="10.91cm"><text:p/><draw:enhanced-geometry svg:viewBox="0 0 21600 21600" draw:glue-points="0 0 0 21600 21600 10800" draw:text-areas="0 ?f9 7800 ?f10" draw:type="right-brace" draw:modifiers="1800 11628.0587275693" draw:enhanced-path="M 0 0 C 5400 0 10800 ?f0 10800 ?f1 L 10800 ?f2 C 10800 ?f3 16200 ?f4 21600 ?f4 16200 ?f4 10800 ?f5 10800 ?f6 L 10800 ?f7 C 10800 ?f8 5400 21600 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right $1" draw:handle-range-y-minimum="0" draw:handle-range-y-maximum="21600"/></draw:enhanced-geometry></draw:custom-shape><draw:frame text:anchor-type="paragraph" draw:z-index="18" draw:name="Forme11" draw:style-name="gr17" draw:text-style-name="P21" svg:width="4.703cm" svg:height="3.689cm" svg:x="6.172cm" svg:y="17.514cm"><draw:text-box><text:p><text:span text:style-name="T23">Ligne 8 dans le fichier, on demande de faire un echo de la valeur ‘toto’ dans le tableau </text:span><text:span text:style-name="T24">$ciewVars</text:span><text:span text:style-name="T23"> de MainController.php</text:span></text:p><text:p><text:span text:style-name="T23"/></text:p><text:p><text:span text:style-name="T23">Acôté du titre ‘Fresh Coffee - ’ dans le template il y aura aussi d’affiché ‘taratata’.</text:span></text:p></draw:text-box></draw:frame><text:span text:style-name="T1">S</text:span>05-E02 – Controller<text:span text:style-name="T2"> </text:span><text:span text:style-name="T4">Un controller est une classe permettant de regrouper les méthodes gérant le code de chaque page</text:span></text:p>
      <text:p text:style-name="P1"><text:span text:style-name="T4"/></text:p>
      <text:p text:style-name="P1"><draw:frame text:anchor-type="paragraph" draw:z-index="19" draw:name="Forme9" draw:style-name="gr18" draw:text-style-name="P22" svg:width="3.765cm" svg:height="3.065cm" svg:x="13.808cm" svg:y="5.951cm"><draw:text-box><text:p text:style-name="P16"><text:span text:style-name="T18">Il faut maintenant créer une méthode pour chaque page dans MainController.php</text:span></text:p><text:p text:style-name="P16"><text:span text:style-name="T18"/></text:p><text:p text:style-name="P16"><text:span text:style-name="T18">Page about, products et store.</text:span></text:p></draw:text-box></draw:frame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2"><text:span text:style-name="T4"/></text:p>
      <text:p text:style-name="P3"><text:span text:style-name="T4">I</text:span><text:span text:style-name="T3">l faut modifier nos fichiers ‘point d’entré’ (about.php/products.php/store.php) </text:span><text:span text:style-name="T5">aussi. Mettre en commentaire les ‘include’ de</text:span><text:span text:style-name="T6">s</text:span><text:span text:style-name="T5"> pages. Car on appelle maintenant directement la méthode correspondante du controler, qui appellera à son tour la méthode d’affichage du template. </text:span><text:span text:style-name="T7">On appelle plus directement les templates à partir des points d’entrés mais dans le controleur, MainControll</text:span><text:span text:style-name="T8">er</text:span><text:span text:style-name="T7">.php</text:span></text:p>
      <text:p text:style-name="P3"><text:span text:style-name="T7"/></text:p>
      <text:p text:style-name="P4"><text:span text:style-name="T7">P</text:span><text:span text:style-name="T3">oint d’entré &gt; méthode du controller &gt; view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2" svg:font-family="'Lucida Sans'" style:font-family-generic="swiss"/>
    <style:font-face style:name="Lucida Sans Typewriter" svg:font-family="'Lucida Sans Typewriter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2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2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2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31T20:24:43.198000000</meta:creation-date>
    <dc:date>2018-11-01T09:54:40.739000000</dc:date>
    <meta:editing-duration>PT1H12M</meta:editing-duration>
    <meta:editing-cycles>20</meta:editing-cycles>
    <meta:generator>LibreOffice/6.0.1.1$Windows_X86_64 LibreOffice_project/60bfb1526849283ce2491346ed2aa51c465abfe6</meta:generator>
    <meta:document-statistic meta:table-count="0" meta:image-count="0" meta:object-count="0" meta:page-count="1" meta:paragraph-count="3" meta:word-count="78" meta:character-count="549" meta:non-whitespace-character-count="473"/>
  </office:meta>
</office:document-meta>
</file>